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2023-01</text:p>
      <text:p text:style-name="Date">Wed, 01 Mar 2023 14:47:42 GMT</text:p>
      <text:h text:style-name="Heading_20_1" text:outline-level="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2</meta:generator>
    <dc:title>2023-01</dc:title>
    <dc:description/>
    <dc:subject/>
    <meta:keyword/>
    <meta:initial-creator/>
    <dc:creator/>
    <meta:creation-date>2024-03-12T16:36:43Z</meta:creation-date>
    <dc:date>2024-03-12T16:36:43Z</dc:date>
    <meta:user-defined meta:name="date" meta:value-type="string">Wed, 01 Mar 2023 14:47:42 GMT</meta:user-defined>
  </office:meta>
</office:document-meta>
</file>